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52" office:value-type="string" calcext:value-type="string">
            <text:p>N/A</text:p>
          </table:table-cell>
          <table:table-cell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37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9:02:20.37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27T19:06:19.663000000</dc:date>
    <meta:editing-duration>PT15H4M18S</meta:editing-duration>
    <meta:editing-cycles>211</meta:editing-cycles>
    <meta:generator>LibreOffice/7.2.4.1$Windows_X86_64 LibreOffice_project/27d75539669ac387bb498e35313b970b7fe9c4f9</meta:generator>
    <meta:document-statistic meta:table-count="1" meta:cell-count="6035" meta:object-count="0"/>
  </office:meta>
</office:document-meta>
</file>